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255" style:font-weight-asian="bold" style:font-weight-complex="bold"/>
    </style:style>
    <style:style style:name="P2" style:family="paragraph" style:parent-style-name="Standard">
      <style:text-properties fo:font-weight="bold" officeooo:rsid="0006f255" officeooo:paragraph-rsid="0006f255" style:font-weight-asian="bold" style:font-weight-complex="bold"/>
    </style:style>
    <style:style style:name="P3" style:family="paragraph" style:parent-style-name="Standard">
      <style:text-properties fo:font-weight="normal" officeooo:rsid="0006f255" officeooo:paragraph-rsid="0006f255" style:font-weight-asian="normal" style:font-weight-complex="normal"/>
    </style:style>
    <style:style style:name="P4" style:family="paragraph" style:parent-style-name="Standard">
      <style:text-properties fo:font-weight="bold" officeooo:rsid="0006f255" officeooo:paragraph-rsid="0006f25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7f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o :</text:p>
      <text:p text:style-name="P2"/>
      <text:p text:style-name="P2"/>
      <text:p text:style-name="P2"/>
      <text:p text:style-name="P2"/>
      <text:p text:style-name="P2"/>
      <text:p text:style-name="P2"/>
      <text:p text:style-name="P2">Order no .<text:tab/><text:tab/><text:tab/><text:tab/><text:tab/><text:tab/>Ship to :</text:p>
      <text:p text:style-name="P2">Date :</text:p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T<text:span text:style-name="T2">el :<text:tab/><text:tab/><text:tab/>Fax :</text:span></text:p>
      <text:p text:style-name="P2"/>
      <text:p text:style-name="P3">Order number <text:span text:style-name="T1">must</text:span> appear on all related correspondence, shipping papers and invoices. Notify</text:p>
      <text:p text:style-name="P3">us immediately if you are unable to supply item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aul Poulain</meta:initial-creator>
    <meta:creation-date>2009-02-18T12:12:46</meta:creation-date>
    <dc:date>2022-08-01T20:04:08.908314755</dc:date>
    <meta:printed-by>Paul Poulain</meta:printed-by>
    <meta:print-date>2009-02-18T13:51:16</meta:print-date>
    <meta:editing-cycles>39</meta:editing-cycles>
    <meta:editing-duration>PT10H45M49S</meta:editing-duration>
    <meta:document-statistic meta:table-count="0" meta:image-count="0" meta:object-count="0" meta:page-count="1" meta:paragraph-count="6" meta:word-count="36" meta:character-count="198" meta:non-whitespace-character-count="154"/>
    <meta:user-defined meta:name="Info 1"/>
    <meta:user-defined meta:name="Info 2"/>
    <meta:user-defined meta:name="Info 3"/>
    <meta:user-defined meta:name="Info 4"/>
  </office:meta>
</office:document-meta>
</file>